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.31pt"/>
    </style:style>
    <style:style style:name="co2" style:family="table-column">
      <style:table-column-properties fo:break-before="auto" style:column-width="1640.69pt"/>
    </style:style>
    <style:style style:name="co3" style:family="table-column">
      <style:table-column-properties fo:break-before="auto" style:column-width="295.46pt"/>
    </style:style>
    <style:style style:name="co5" style:family="table-column">
      <style:table-column-properties fo:break-before="auto" style:column-width="183.86pt"/>
    </style:style>
    <style:style style:name="co6" style:family="table-column">
      <style:table-column-properties fo:break-before="auto" style:column-width="117.16pt"/>
    </style:style>
    <style:style style:name="co7" style:family="table-column">
      <style:table-column-properties fo:break-before="auto" style:column-width="116.45pt"/>
    </style:style>
    <style:style style:name="co8" style:family="table-column">
      <style:table-column-properties fo:break-before="auto" style:column-width="190.86pt"/>
    </style:style>
    <style:style style:name="co9" style:family="table-column">
      <style:table-column-properties fo:break-before="auto" style:column-width="166.99pt"/>
    </style:style>
    <style:style style:name="co10" style:family="table-column">
      <style:table-column-properties fo:break-before="auto" style:column-width="112.96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49.44pt"/>
    </style:style>
    <style:style style:name="co13" style:family="table-column">
      <style:table-column-properties fo:break-before="auto" style:column-width="105.25pt"/>
    </style:style>
    <style:style style:name="co14" style:family="table-column">
      <style:table-column-properties fo:break-before="auto" style:column-width="115.74pt"/>
    </style:style>
    <style:style style:name="co15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61">
      <style:text-properties style:text-position=""/>
    </style:style>
    <style:style style:name="ce6" style:family="table-cell" style:parent-style-name="Default">
      <style:table-cell-properties fo:background-color="#ff3333"/>
      <style:text-properties style:text-position=""/>
    </style:style>
    <style:style style:name="ce7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 style:data-style-name="N100"/>
    <style:style style:name="ce13" style:family="table-cell" style:parent-style-name="Default" style:data-style-name="N61"/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1"/>
    <style:style style:name="ce17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gram name:</text:p>
          </table:table-cell>
          <table:table-cell office:value-type="string" calcext:value-type="string">
            <text:p>SparseMatMu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umber of paths:</text:p>
          </table:table-cell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ath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out erro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h condition with error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ity score:</text:p>
          </table:table-cell>
          <table:table-cell table:style-name="ce4" office:value-type="string" calcext:value-type="string">
            <text:p>(314, 1.770511e-220)</text:p>
          </table:table-cell>
          <table:table-cell/>
        </table:table-row>
        <table:table-row table:style-name="ro1" table:number-rows-repeated="2">
          <table:table-cell/>
          <table:table-cell table:style-name="ce5"/>
          <table:table-cell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4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2"/>
          <table:table-cell table:number-columns-repeated="2"/>
        </table:table-row>
      </table:table>
      <table:table table:name="Path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Approximable (Enerj)?</text:p>
          </table:table-cell>
          <table:table-cell table:style-name="ce1" office:value-type="string" calcext:value-type="string">
            <text:p>Approximable?</text:p>
          </table:table-cell>
          <table:table-cell table:style-name="ce1" office:value-type="string" calcext:value-type="string">
            <text:p>Reasons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0.5 value of regression</text:p>
          </table:table-cell>
        </table:table-row>
        <table:table-row table:style-name="ro1">
          <table:table-cell office:value-type="string" calcext:value-type="string">
            <text:p>x[]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[]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Error value at 0.5 on regression &lt; 0.5</text:p>
          </table:table-cell>
          <table:table-cell office:value-type="string" calcext:value-type="string">
            <text:p>0.792817 - 0.000171895 x</text:p>
          </table:table-cell>
          <table:table-cell office:value-type="float" office:value="0.792731" calcext:value-type="float">
            <text:p>0.792731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</text:p>
          </table:table-cell>
          <table:table-cell table:number-columns-repeated="2" table:style-name="ce7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[]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[]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volved in array index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[]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volved in array index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table:style-name="ce7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 (SparseCompRow_matmult method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 (SparseCompRow_matmult method)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op control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Error value at 0.5 on regression &gt; 0.5</text:p>
          </table:table-cell>
          <table:table-cell office:value-type="string" calcext:value-type="string">
            <text:p>0.792817 - 0.000171895 x</text:p>
          </table:table-cell>
          <table:table-cell office:value-type="float" office:value="0.792731" calcext:value-type="float">
            <text:p>0.792731</text:p>
          </table:table-cell>
        </table:table-row>
        <table:table-row table:style-name="ro1"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Rp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rror expression is 1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Accuracy </text:p>
          </table:table-cell>
          <table:table-cell table:style-name="ce8" table:formula="of:=15/17" office:value-type="percentage" office:value="0.882352941176471" calcext:value-type="percentage">
            <text:p>88.24%</text:p>
          </table:table-cell>
          <table:table-cell table:number-columns-repeated="4"/>
        </table:table-row>
      </table:table>
      <table:table table:name="ApproxSymat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Number of variable declarations</text:p>
          </table:table-cell>
          <table:table-cell table:formula="of:=SUMPRODUCT(NOT(ISBLANK([.B4:.B29]))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9" office:value-type="string" calcext:value-type="string">
            <text:p>Method/Class name</text:p>
          </table:table-cell>
          <table:table-cell table:style-name="ce9" office:value-type="string" calcext:value-type="string">
            <text:p>Variable name</text:p>
          </table:table-cell>
          <table:table-cell table:style-name="ce9" office:value-type="string" calcext:value-type="string">
            <text:p>Approximable (Enerj)?</text:p>
          </table:table-cell>
          <table:table-cell table:style-name="ce9" office:value-type="string" calcext:value-type="string">
            <text:p>Approximable (ApproxSymate)?</text:p>
          </table:table-cell>
          <table:table-cell/>
          <table:table-cell table:style-name="ce9" office:value-type="string" calcext:value-type="string">
            <text:p>Notes</text:p>
          </table:table-cell>
          <table:table-cell/>
        </table:table-row>
        <table:table-row table:style-name="ro1">
          <table:table-cell table:style-name="ce17" office:value-type="string" calcext:value-type="string">
            <text:p>main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Y</text:p>
          </table:table-cell>
          <table:table-cell table:formula="of:=IF([.C4]=&quot;N&quot;;IF([.D4]=&quot;N&quot;;&quot;TN&quot;;&quot;FP&quot;);IF([.D4]=&quot;N&quot;;&quot;FN&quot;;&quot;TP&quot;))" office:value-type="string" office:string-value="TP" calcext:value-type="string">
            <text:p>TP</text:p>
          </table:table-cell>
          <table:table-cell office:value-type="string" calcext:value-type="string">
            <text:p>y in main is marked approximable but it is not used or modified in main, therefore removed it from the comparison</text:p>
          </table:table-cell>
          <table:table-cell table:style-name="ce15"/>
        </table:table-row>
        <table:table-row table:style-name="ro1">
          <table:table-cell/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</text:p>
          </table:table-cell>
          <table:table-cell table:formula="of:=IF([.C5]=&quot;N&quot;;IF([.D5]=&quot;N&quot;;&quot;TN&quot;;&quot;FP&quot;);IF([.D5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z</text:p>
          </table:table-cell>
          <table:table-cell table:number-columns-repeated="2" office:value-type="string" calcext:value-type="string">
            <text:p>N</text:p>
          </table:table-cell>
          <table:table-cell table:formula="of:=IF([.C6]=&quot;N&quot;;IF([.D6]=&quot;N&quot;;&quot;TN&quot;;&quot;FP&quot;);IF([.D6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7]=&quot;N&quot;;IF([.D7]=&quot;N&quot;;&quot;TN&quot;;&quot;FP&quot;);IF([.D7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z</text:p>
          </table:table-cell>
          <table:table-cell table:number-columns-repeated="2" office:value-type="string" calcext:value-type="string">
            <text:p>N</text:p>
          </table:table-cell>
          <table:table-cell table:formula="of:=IF([.C8]=&quot;N&quot;;IF([.D8]=&quot;N&quot;;&quot;TN&quot;;&quot;FP&quot;);IF([.D8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table:number-columns-repeated="2" office:value-type="string" calcext:value-type="string">
            <text:p>Y</text:p>
          </table:table-cell>
          <table:table-cell table:formula="of:=IF([.C9]=&quot;N&quot;;IF([.D9]=&quot;N&quot;;&quot;TN&quot;;&quot;FP&quot;);IF([.D9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N</text:p>
          </table:table-cell>
          <table:table-cell table:formula="of:=IF([.C10]=&quot;N&quot;;IF([.D10]=&quot;N&quot;;&quot;TN&quot;;&quot;FP&quot;);IF([.D10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11]=&quot;N&quot;;IF([.D11]=&quot;N&quot;;&quot;TN&quot;;&quot;FP&quot;);IF([.D11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formula="of:=IF([.C12]=&quot;N&quot;;IF([.D12]=&quot;N&quot;;&quot;TN&quot;;&quot;FP&quot;);IF([.D12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2" office:value-type="string" calcext:value-type="string">
            <text:p>N</text:p>
          </table:table-cell>
          <table:table-cell table:formula="of:=IF([.C13]=&quot;N&quot;;IF([.D13]=&quot;N&quot;;&quot;TN&quot;;&quot;FP&quot;);IF([.D13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table:formula="of:=IF([.C14]=&quot;N&quot;;IF([.D14]=&quot;N&quot;;&quot;TN&quot;;&quot;FP&quot;);IF([.D14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p</text:p>
          </table:table-cell>
          <table:table-cell table:number-columns-repeated="2" office:value-type="string" calcext:value-type="string">
            <text:p>N</text:p>
          </table:table-cell>
          <table:table-cell table:formula="of:=IF([.C15]=&quot;N&quot;;IF([.D15]=&quot;N&quot;;&quot;TN&quot;;&quot;FP&quot;);IF([.D15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16]=&quot;N&quot;;IF([.D16]=&quot;N&quot;;&quot;TN&quot;;&quot;FP&quot;);IF([.D16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 table:style-name="ce17" office:value-type="string" calcext:value-type="string">
            <text:p>SparseCompRow_matmult</text:p>
          </table:table-cell>
          <table:table-cell table:style-name="ce17" office:value-type="string" calcext:value-type="string">
            <text:p>M</text:p>
          </table:table-cell>
          <table:table-cell table:number-columns-repeated="2" table:style-name="ce17" office:value-type="string" calcext:value-type="string">
            <text:p>N</text:p>
          </table:table-cell>
          <table:table-cell table:formula="of:=IF([.C17]=&quot;N&quot;;IF([.D17]=&quot;N&quot;;&quot;TN&quot;;&quot;FP&quot;);IF([.D17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formula="of:=IF([.C18]=&quot;N&quot;;IF([.D18]=&quot;N&quot;;&quot;TN&quot;;&quot;FP&quot;);IF([.D18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l</text:p>
          </table:table-cell>
          <table:table-cell table:number-columns-repeated="2" office:value-type="string" calcext:value-type="string">
            <text:p>Y</text:p>
          </table:table-cell>
          <table:table-cell table:formula="of:=IF([.C19]=&quot;N&quot;;IF([.D19]=&quot;N&quot;;&quot;TN&quot;;&quot;FP&quot;);IF([.D19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table:style-name="ce1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formula="of:=IF([.C20]=&quot;N&quot;;IF([.D20]=&quot;N&quot;;&quot;TN&quot;;&quot;FP&quot;);IF([.D20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N</text:p>
          </table:table-cell>
          <table:table-cell table:formula="of:=IF([.C21]=&quot;N&quot;;IF([.D21]=&quot;N&quot;;&quot;TN&quot;;&quot;FP&quot;);IF([.D21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formula="of:=IF([.C22]=&quot;N&quot;;IF([.D22]=&quot;N&quot;;&quot;TN&quot;;&quot;FP&quot;);IF([.D22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M_ITERATIONS</text:p>
          </table:table-cell>
          <table:table-cell table:number-columns-repeated="2" office:value-type="string" calcext:value-type="string">
            <text:p>N</text:p>
          </table:table-cell>
          <table:table-cell table:formula="of:=IF([.C23]=&quot;N&quot;;IF([.D23]=&quot;N&quot;;&quot;TN&quot;;&quot;FP&quot;);IF([.D23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ps</text:p>
          </table:table-cell>
          <table:table-cell table:number-columns-repeated="2" office:value-type="string" calcext:value-type="string">
            <text:p>N</text:p>
          </table:table-cell>
          <table:table-cell table:formula="of:=IF([.C24]=&quot;N&quot;;IF([.D24]=&quot;N&quot;;&quot;TN&quot;;&quot;FP&quot;);IF([.D24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N</text:p>
          </table:table-cell>
          <table:table-cell table:formula="of:=IF([.C25]=&quot;N&quot;;IF([.D25]=&quot;N&quot;;&quot;TN&quot;;&quot;FP&quot;);IF([.D25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N</text:p>
          </table:table-cell>
          <table:table-cell table:formula="of:=IF([.C26]=&quot;N&quot;;IF([.D26]=&quot;N&quot;;&quot;TN&quot;;&quot;FP&quot;);IF([.D26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Y</text:p>
          </table:table-cell>
          <table:table-cell table:formula="of:=IF([.C27]=&quot;N&quot;;IF([.D27]=&quot;N&quot;;&quot;TN&quot;;&quot;FP&quot;);IF([.D27]=&quot;N&quot;;&quot;FN&quot;;&quot;TP&quot;))" office:value-type="string" office:string-value="TP" calcext:value-type="string">
            <text:p>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wR</text:p>
          </table:table-cell>
          <table:table-cell table:number-columns-repeated="2" office:value-type="string" calcext:value-type="string">
            <text:p>N</text:p>
          </table:table-cell>
          <table:table-cell table:formula="of:=IF([.C28]=&quot;N&quot;;IF([.D28]=&quot;N&quot;;&quot;TN&quot;;&quot;FP&quot;);IF([.D28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wRp1</text:p>
          </table:table-cell>
          <table:table-cell table:number-columns-repeated="2" office:value-type="string" calcext:value-type="string">
            <text:p>N</text:p>
          </table:table-cell>
          <table:table-cell table:formula="of:=IF([.C29]=&quot;N&quot;;IF([.D29]=&quot;N&quot;;&quot;TN&quot;;&quot;FP&quot;);IF([.D29]=&quot;N&quot;;&quot;FN&quot;;&quot;TP&quot;))" office:value-type="string" office:string-value="TN" calcext:value-type="string">
            <text:p>TN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P</text:p>
          </table:table-cell>
          <table:table-cell table:formula="of:=COUNTIFS([.E4:.E23];&quot;=TP&quot;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N</text:p>
          </table:table-cell>
          <table:table-cell table:formula="of:=COUNTIFS([.E5:.E24];&quot;=Tn&quot;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P</text:p>
          </table:table-cell>
          <table:table-cell table:formula="of:=COUNTIFS([.E5:.E25];&quot;=fP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</text:p>
          </table:table-cell>
          <table:table-cell table:formula="of:=COUNTIFS([.E7:.E32];&quot;=FN&quot;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SUM([.B32:.B35])"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Accuracy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ion 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6:52:44.915889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56:19.379985826</meta:creation-date>
    <dc:date>2018-08-01T18:02:31.831658555</dc:date>
    <meta:editing-duration>PT18H59M25S</meta:editing-duration>
    <meta:editing-cycles>65</meta:editing-cycles>
    <meta:generator>LibreOffice/5.1.6.2$Linux_X86_64 LibreOffice_project/10m0$Build-2</meta:generator>
    <meta:document-statistic meta:table-count="3" meta:cell-count="219" meta:object-count="0"/>
  </office:meta>
</office:document-meta>
</file>